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0instance-tra-373-1000res--1folds-0.001ridge-30w2vdim-17-09_00:3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060237782693" calcext:value-type="float">
            <text:p>0.4170602378</text:p>
          </table:table-cell>
          <table:table-cell office:value-type="float" office:value="0.235074881486358" calcext:value-type="float">
            <text:p>0.2350748815</text:p>
          </table:table-cell>
          <table:table-cell office:value-type="float" office:value="0.141621983914209" calcext:value-type="float">
            <text:p>0.1416219839</text:p>
          </table:table-cell>
          <table:table-cell office:value-type="float" office:value="0.225298096838299" calcext:value-type="float">
            <text:p>0.2252980968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6633793911703" calcext:value-type="float">
            <text:p>0.4166337939</text:p>
          </table:table-cell>
          <table:table-cell office:value-type="float" office:value="0.22866758162547" calcext:value-type="float">
            <text:p>0.2286675816</text:p>
          </table:table-cell>
          <table:table-cell office:value-type="float" office:value="0.150603217158177" calcext:value-type="float">
            <text:p>0.1506032172</text:p>
          </table:table-cell>
          <table:table-cell office:value-type="float" office:value="0.233401562528834" calcext:value-type="float">
            <text:p>0.2334015625</text:p>
          </table:table-cell>
          <table:table-cell office:value-type="float" office:value="0.407506702412869" calcext:value-type="float">
            <text:p>0.4075067024</text:p>
          </table:table-cell>
          <table:table-cell office:value-type="float" office:value="0.491370522011097" calcext:value-type="float">
            <text:p>0.491370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5358687408396" calcext:value-type="float">
            <text:p>0.4153586874</text:p>
          </table:table-cell>
          <table:table-cell office:value-type="float" office:value="0.226264104182516" calcext:value-type="float">
            <text:p>0.2262641042</text:p>
          </table:table-cell>
          <table:table-cell office:value-type="float" office:value="0.144213583556747" calcext:value-type="float">
            <text:p>0.1442135836</text:p>
          </table:table-cell>
          <table:table-cell office:value-type="float" office:value="0.224391889217406" calcext:value-type="float">
            <text:p>0.2243918892</text:p>
          </table:table-cell>
          <table:table-cell office:value-type="float" office:value="0.396782841823056" calcext:value-type="float">
            <text:p>0.3967828418</text:p>
          </table:table-cell>
          <table:table-cell office:value-type="float" office:value="0.489230230318892" calcext:value-type="float">
            <text:p>0.4892302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5375684035921" calcext:value-type="float">
            <text:p>0.415375684</text:p>
          </table:table-cell>
          <table:table-cell office:value-type="float" office:value="0.227856397419709" calcext:value-type="float">
            <text:p>0.2278563974</text:p>
          </table:table-cell>
          <table:table-cell office:value-type="float" office:value="0.14307417336908" calcext:value-type="float">
            <text:p>0.1430741734</text:p>
          </table:table-cell>
          <table:table-cell office:value-type="float" office:value="0.223546991106782" calcext:value-type="float">
            <text:p>0.2235469911</text:p>
          </table:table-cell>
          <table:table-cell office:value-type="float" office:value="0.396782841823056" calcext:value-type="float">
            <text:p>0.3967828418</text:p>
          </table:table-cell>
          <table:table-cell office:value-type="float" office:value="0.489230230318892" calcext:value-type="float">
            <text:p>0.4892302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5873785656779" calcext:value-type="float">
            <text:p>0.4158737857</text:p>
          </table:table-cell>
          <table:table-cell office:value-type="float" office:value="0.231285719384097" calcext:value-type="float">
            <text:p>0.2312857194</text:p>
          </table:table-cell>
          <table:table-cell office:value-type="float" office:value="0.146492403932082" calcext:value-type="float">
            <text:p>0.1464924039</text:p>
          </table:table-cell>
          <table:table-cell office:value-type="float" office:value="0.231591753439186" calcext:value-type="float">
            <text:p>0.2315917534</text:p>
          </table:table-cell>
          <table:table-cell office:value-type="float" office:value="0.394101876675603" calcext:value-type="float">
            <text:p>0.3941018767</text:p>
          </table:table-cell>
          <table:table-cell office:value-type="float" office:value="0.4886569220592" calcext:value-type="float">
            <text:p>0.4886569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265547366195" calcext:value-type="float">
            <text:p>0.4126554737</text:p>
          </table:table-cell>
          <table:table-cell office:value-type="float" office:value="0.219332305623952" calcext:value-type="float">
            <text:p>0.2193323056</text:p>
          </table:table-cell>
          <table:table-cell office:value-type="float" office:value="0.135232350312779" calcext:value-type="float">
            <text:p>0.1352323503</text:p>
          </table:table-cell>
          <table:table-cell office:value-type="float" office:value="0.221002885669306" calcext:value-type="float">
            <text:p>0.2210028857</text:p>
          </table:table-cell>
          <table:table-cell office:value-type="float" office:value="0.396782841823056" calcext:value-type="float">
            <text:p>0.3967828418</text:p>
          </table:table-cell>
          <table:table-cell office:value-type="float" office:value="0.489230230318892" calcext:value-type="float">
            <text:p>0.4892302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4697806975761" calcext:value-type="float">
            <text:p>0.414697807</text:p>
          </table:table-cell>
          <table:table-cell office:value-type="float" office:value="0.218331379644907" calcext:value-type="float">
            <text:p>0.2183313796</text:p>
          </table:table-cell>
          <table:table-cell office:value-type="float" office:value="0.137354781054513" calcext:value-type="float">
            <text:p>0.1373547811</text:p>
          </table:table-cell>
          <table:table-cell office:value-type="float" office:value="0.218264685369132" calcext:value-type="float">
            <text:p>0.2182646854</text:p>
          </table:table-cell>
          <table:table-cell office:value-type="float" office:value="0.399463806970509" calcext:value-type="float">
            <text:p>0.399463807</text:p>
          </table:table-cell>
          <table:table-cell office:value-type="float" office:value="0.489788192886616" calcext:value-type="float">
            <text:p>0.4897881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04384642956331" calcext:value-type="float">
            <text:p>0.404384643</text:p>
          </table:table-cell>
          <table:table-cell office:value-type="float" office:value="0.200885945238733" calcext:value-type="float">
            <text:p>0.2008859452</text:p>
          </table:table-cell>
          <table:table-cell office:value-type="float" office:value="0.135075960679178" calcext:value-type="float">
            <text:p>0.1350759607</text:p>
          </table:table-cell>
          <table:table-cell office:value-type="float" office:value="0.220644589872996" calcext:value-type="float">
            <text:p>0.2206445899</text:p>
          </table:table-cell>
          <table:table-cell office:value-type="float" office:value="0.396782841823056" calcext:value-type="float">
            <text:p>0.3967828418</text:p>
          </table:table-cell>
          <table:table-cell office:value-type="float" office:value="0.489230230318892" calcext:value-type="float">
            <text:p>0.48923023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0601767232536" calcext:value-type="float">
            <text:p>0.4106017672</text:p>
          </table:table-cell>
          <table:table-cell office:value-type="float" office:value="0.217968978720863" calcext:value-type="float">
            <text:p>0.2179689787</text:p>
          </table:table-cell>
          <table:table-cell office:value-type="float" office:value="0.141197497765862" calcext:value-type="float">
            <text:p>0.1411974978</text:p>
          </table:table-cell>
          <table:table-cell office:value-type="float" office:value="0.222048466813516" calcext:value-type="float">
            <text:p>0.2220484668</text:p>
          </table:table-cell>
          <table:table-cell office:value-type="float" office:value="0.388739946380697" calcext:value-type="float">
            <text:p>0.3887399464</text:p>
          </table:table-cell>
          <table:table-cell office:value-type="float" office:value="0.487464050437188" calcext:value-type="float">
            <text:p>0.48746405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550290334333" calcext:value-type="float">
            <text:p>0.4215502903</text:p>
          </table:table-cell>
          <table:table-cell office:value-type="float" office:value="0.231746487337523" calcext:value-type="float">
            <text:p>0.2317464873</text:p>
          </table:table-cell>
          <table:table-cell office:value-type="float" office:value="0.148436103663986" calcext:value-type="float">
            <text:p>0.1484361037</text:p>
          </table:table-cell>
          <table:table-cell office:value-type="float" office:value="0.232249999827962" calcext:value-type="float">
            <text:p>0.2322499998</text:p>
          </table:table-cell>
          <table:table-cell office:value-type="float" office:value="0.404825737265416" calcext:value-type="float">
            <text:p>0.4048257373</text:p>
          </table:table-cell>
          <table:table-cell office:value-type="float" office:value="0.490858288829809" calcext:value-type="float">
            <text:p>0.49085828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41441921699564" calcext:value-type="float">
            <text:p>0.414419217</text:p>
          </table:table-cell>
          <table:table-cell/>
          <table:table-cell table:formula="of:=AVERAGE([.D2:.D11])" office:value-type="float" office:value="0.142330205540661" calcext:value-type="float">
            <text:p>0.1423302055</text:p>
          </table:table-cell>
          <table:table-cell/>
          <table:table-cell table:formula="of:=AVERAGE([.F2:.F11])" office:value-type="float" office:value="0.398659517426273" calcext:value-type="float">
            <text:p>0.398659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453503343477233" calcext:value-type="float">
            <text:p>0.0045350334</text:p>
          </table:table-cell>
          <table:table-cell/>
          <table:table-cell table:formula="of:=STDEV([.D2:.D11])" office:value-type="float" office:value="0.00534053971872661" calcext:value-type="float">
            <text:p>0.0053405397</text:p>
          </table:table-cell>
          <table:table-cell/>
          <table:table-cell table:formula="of:=STDEV([.F2:.F11])" office:value-type="float" office:value="0.00565903134905724" calcext:value-type="float">
            <text:p>0.00565903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1:23:36.702298529</dc:date>
    <dc:creator>Surender Kumar</dc:creator>
    <meta:editing-duration>PT1M12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